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text-properties style:font-name-complex="Calibri" fo:font-size="12pt" style:font-size-asian="12pt" style:font-size-complex="12pt"/>
    </style:style>
    <style:style style:name="T7" style:parent-style-name="Policepardéfaut" style:family="text">
      <style:text-properties style:font-name-complex="Calibri" fo:font-weight="bold" style:font-weight-asian="bold" fo:font-style="italic" style:font-style-asian="italic" fo:font-size="14pt" style:font-size-asian="14pt" style:font-size-complex="14pt"/>
    </style:style>
    <style:style style:name="T8" style:parent-style-name="Policepardéfaut" style:family="text">
      <style:text-properties style:font-name-complex="Calibri" fo:font-size="14pt" style:font-size-asian="14pt" style:font-size-complex="14pt"/>
    </style:style>
    <style:style style:name="T9" style:parent-style-name="Policepardéfaut" style:family="text">
      <style:text-properties style:font-name-complex="Calibri" fo:font-weight="bold" style:font-weight-asian="bold" fo:font-style="italic" style:font-style-asian="italic" fo:font-size="14pt" style:font-size-asian="14pt" style:font-size-complex="14pt"/>
    </style:style>
    <style:style style:name="P10" style:parent-style-name="Sansinterligne" style:family="paragraph">
      <style:text-properties style:font-name-complex="Calibri" fo:font-size="12pt" style:font-size-asian="12pt" style:font-size-complex="12pt"/>
    </style:style>
    <style:style style:name="P11" style:parent-style-name="Sansinterligne" style:family="paragraph">
      <style:text-properties style:font-name-complex="Calibri" fo:font-size="12pt" style:font-size-asian="12pt" style:font-size-complex="12pt"/>
    </style:style>
    <style:style style:name="P12" style:parent-style-name="Sansinterligne" style:family="paragraph">
      <style:text-properties style:font-name-complex="Calibri" fo:font-size="12pt" style:font-size-asian="12pt" style:font-size-complex="12pt"/>
    </style:style>
    <style:style style:name="P13" style:parent-style-name="Sansinterligne" style:family="paragraph">
      <style:text-properties style:font-name-complex="Calibri" fo:font-size="12pt" style:font-size-asian="12pt" style:font-size-complex="12pt"/>
    </style:style>
    <style:style style:name="P14" style:parent-style-name="Sansinterligne" style:family="paragraph">
      <style:text-properties style:font-name-complex="Calibri" fo:font-size="12pt" style:font-size-asian="12pt" style:font-size-complex="12pt"/>
    </style:style>
    <style:style style:name="P15"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16" style:parent-style-name="Sansinterligne" style:family="paragraph">
      <style:text-properties style:font-name-complex="Calibri" fo:font-weight="bold" style:font-weight-asian="bold" fo:font-style="italic" style:font-style-asian="italic" fo:font-size="13pt" style:font-size-asian="13pt" style:font-size-complex="13pt"/>
    </style:style>
    <style:style style:name="P17" style:parent-style-name="Sansinterligne" style:family="paragraph">
      <style:text-properties style:font-name-complex="Calibri" fo:font-size="12pt" style:font-size-asian="12pt" style:font-size-complex="12pt"/>
    </style:style>
    <style:style style:name="T18" style:parent-style-name="Policepardéfaut" style:family="text">
      <style:text-properties style:font-name-complex="Calibri" fo:font-size="12pt" style:font-size-asian="12pt" style:font-size-complex="12pt"/>
    </style:style>
    <style:style style:name="T19" style:parent-style-name="Policepardéfaut" style:family="text">
      <style:text-properties style:font-name-complex="Calibri" fo:font-size="12pt" style:font-size-asian="12pt" style:font-size-complex="12pt"/>
    </style:style>
    <style:style style:name="T20" style:parent-style-name="Policepardéfaut" style:family="text">
      <style:text-properties style:font-name-complex="Calibri" fo:font-style="italic" style:font-style-asian="italic" fo:font-size="12pt" style:font-size-asian="12pt" style:font-size-complex="12pt"/>
    </style:style>
    <style:style style:name="T21" style:parent-style-name="Policepardéfaut" style:family="text">
      <style:text-properties style:font-name-complex="Calibri" fo:font-size="12pt" style:font-size-asian="12pt" style:font-size-complex="12pt"/>
    </style:style>
    <style:style style:name="T22" style:parent-style-name="Policepardéfaut" style:family="text">
      <style:text-properties style:font-name-complex="Calibri" fo:font-size="12pt" style:font-size-asian="12pt" style:font-size-complex="12pt"/>
    </style:style>
    <style:style style:name="T23" style:parent-style-name="Policepardéfaut" style:family="text">
      <style:text-properties style:font-name-complex="Calibri" fo:font-size="12pt" style:font-size-asian="12pt" style:font-size-complex="12pt"/>
    </style:style>
    <style:style style:name="T24" style:parent-style-name="Policepardéfaut" style:family="text">
      <style:text-properties style:font-name-complex="Calibri" fo:font-size="12pt" style:font-size-asian="12pt" style:font-size-complex="12pt"/>
    </style:style>
    <style:style style:name="T25" style:parent-style-name="Policepardéfaut" style:family="text">
      <style:text-properties style:font-name-complex="Calibri" fo:font-style="italic" style:font-style-asian="italic" fo:font-size="12pt" style:font-size-asian="12pt" style:font-size-complex="12pt"/>
    </style:style>
    <style:style style:name="T26" style:parent-style-name="Policepardéfaut" style:family="text">
      <style:text-properties style:font-name-complex="Calibri" fo:font-size="12pt" style:font-size-asian="12pt" style:font-size-complex="12pt"/>
    </style:style>
    <style:style style:name="T27" style:parent-style-name="Policepardéfaut" style:family="text">
      <style:text-properties style:font-name-complex="Calibri" fo:font-size="12pt" style:font-size-asian="12pt" style:font-size-complex="12pt"/>
    </style:style>
    <style:style style:name="T28" style:parent-style-name="Policepardéfaut" style:family="text">
      <style:text-properties style:font-name-complex="Calibri" fo:font-style="italic" style:font-style-asian="italic" fo:font-size="12pt" style:font-size-asian="12pt" style:font-size-complex="12pt"/>
    </style:style>
    <style:style style:name="T29" style:parent-style-name="Policepardéfaut" style:family="text">
      <style:text-properties style:font-name-complex="Calibri" fo:font-size="12pt" style:font-size-asian="12pt" style:font-size-complex="12pt"/>
    </style:style>
    <style:style style:name="T30" style:parent-style-name="Policepardéfaut" style:family="text">
      <style:text-properties style:font-name-complex="Calibri" fo:font-size="12pt" style:font-size-asian="12pt" style:font-size-complex="12pt"/>
    </style:style>
    <style:style style:name="T31" style:parent-style-name="Policepardéfaut" style:family="text">
      <style:text-properties style:font-name-complex="Calibri" fo:font-style="italic" style:font-style-asian="italic" fo:font-size="12pt" style:font-size-asian="12pt" style:font-size-complex="12pt"/>
    </style:style>
    <style:style style:name="P32" style:parent-style-name="Sansinterligne" style:family="paragraph">
      <style:text-properties style:font-name-complex="Calibri" fo:font-size="12pt" style:font-size-asian="12pt" style:font-size-complex="12pt"/>
    </style:style>
    <style:style style:name="P33" style:parent-style-name="Sansinterligne" style:family="paragraph">
      <style:text-properties style:font-name-complex="Calibri" fo:font-size="12pt" style:font-size-asian="12pt" style:font-size-complex="12pt"/>
    </style:style>
    <style:style style:name="P34"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35" style:parent-style-name="Sansinterligne" style:family="paragraph">
      <style:text-properties style:font-name-complex="Calibri" fo:font-weight="bold" style:font-weight-asian="bold" fo:font-style="italic" style:font-style-asian="italic" fo:font-size="13pt" style:font-size-asian="13pt" style:font-size-complex="13pt"/>
    </style:style>
    <style:style style:name="P36" style:parent-style-name="Sansinterligne" style:list-style-name="LFO2" style:family="paragraph"/>
    <style:style style:name="T37" style:parent-style-name="Policepardéfaut" style:family="text">
      <style:text-properties style:font-name-complex="Calibri" fo:font-style="italic" style:font-style-asian="italic" fo:font-size="12pt" style:font-size-asian="12pt" style:font-size-complex="12pt"/>
    </style:style>
    <style:style style:name="T38" style:parent-style-name="Policepardéfaut" style:family="text">
      <style:text-properties style:font-name-complex="Calibri" fo:font-size="12pt" style:font-size-asian="12pt" style:font-size-complex="12pt"/>
    </style:style>
    <style:style style:name="P39" style:parent-style-name="Sansinterligne" style:list-style-name="LFO2" style:family="paragraph"/>
    <style:style style:name="T40" style:parent-style-name="Policepardéfaut" style:family="text">
      <style:text-properties style:font-name-complex="Calibri" fo:font-style="italic" style:font-style-asian="italic" fo:font-size="12pt" style:font-size-asian="12pt" style:font-size-complex="12pt"/>
    </style:style>
    <style:style style:name="T41" style:parent-style-name="Policepardéfaut" style:family="text">
      <style:text-properties style:font-name-complex="Calibri" fo:font-size="12pt" style:font-size-asian="12pt" style:font-size-complex="12pt"/>
    </style:style>
    <style:style style:name="P42" style:parent-style-name="Sansinterligne" style:family="paragraph">
      <style:text-properties style:font-name-complex="Calibri" fo:font-size="12pt" style:font-size-asian="12pt" style:font-size-complex="12pt"/>
    </style:style>
    <style:style style:name="P43" style:parent-style-name="Sansinterligne" style:family="paragraph">
      <style:text-properties style:font-name-complex="Calibri" fo:font-size="12pt" style:font-size-asian="12pt" style:font-size-complex="12pt"/>
    </style:style>
    <style:style style:name="P44" style:parent-style-name="Sansinterligne" style:family="paragraph">
      <style:text-properties style:font-name-complex="Calibri" fo:font-size="12pt" style:font-size-asian="12pt" style:font-size-complex="12pt"/>
    </style:style>
    <style:style style:name="P45" style:parent-style-name="Sansinterligne" style:family="paragraph">
      <style:text-properties style:font-name-complex="Calibri" fo:font-size="12pt" style:font-size-asian="12pt" style:font-size-complex="12pt"/>
    </style:style>
    <style:style style:name="P46"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47" style:parent-style-name="Sansinterligne" style:family="paragraph">
      <style:text-properties style:font-name-complex="Calibri" fo:font-size="12pt" style:font-size-asian="12pt" style:font-size-complex="12pt"/>
    </style:style>
    <style:style style:name="P48" style:parent-style-name="Sansinterligne" style:family="paragraph">
      <style:text-properties style:font-name-complex="Calibri" fo:font-size="12pt" style:font-size-asian="12pt" style:font-size-complex="12pt"/>
    </style:style>
    <style:style style:name="P49" style:parent-style-name="Sansinterligne" style:family="paragraph">
      <style:text-properties style:font-name-complex="Calibri" fo:font-size="12pt" style:font-size-asian="12pt" style:font-size-complex="12pt"/>
    </style:style>
    <style:style style:name="P50"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51" style:parent-style-name="Sansinterligne" style:family="paragraph">
      <style:text-properties style:font-name-complex="Calibri" fo:font-size="12pt" style:font-size-asian="12pt" style:font-size-complex="12pt"/>
    </style:style>
    <style:style style:name="P52" style:parent-style-name="Sansinterligne" style:family="paragraph">
      <style:text-properties style:font-name-complex="Calibri" fo:font-size="12pt" style:font-size-asian="12pt" style:font-size-complex="12pt"/>
    </style:style>
    <style:style style:name="P53"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54" style:parent-style-name="Sansinterligne" style:family="paragraph">
      <style:text-properties style:font-name-complex="Calibri" fo:font-size="12pt" style:font-size-asian="12pt" style:font-size-complex="12pt"/>
    </style:style>
    <style:style style:name="P55" style:parent-style-name="Sansinterligne" style:list-style-name="LFO2" style:family="paragraph"/>
    <style:style style:name="T56" style:parent-style-name="Policepardéfaut" style:family="text">
      <style:text-properties style:font-name-complex="Calibri" style:font-weight-complex="bold" fo:font-size="12pt" style:font-size-asian="12pt" style:font-size-complex="12pt"/>
    </style:style>
    <style:style style:name="T57" style:parent-style-name="Policepardéfaut" style:family="text">
      <style:text-properties style:font-name-complex="Calibri" fo:font-size="12pt" style:font-size-asian="12pt" style:font-size-complex="12pt"/>
    </style:style>
    <style:style style:name="P58" style:parent-style-name="Sansinterligne" style:list-style-name="LFO2" style:family="paragraph"/>
    <style:style style:name="T59" style:parent-style-name="Policepardéfaut" style:family="text">
      <style:text-properties style:font-name-complex="Calibri" style:font-weight-complex="bold" fo:font-size="12pt" style:font-size-asian="12pt" style:font-size-complex="12pt"/>
    </style:style>
    <style:style style:name="T60" style:parent-style-name="Policepardéfaut" style:family="text">
      <style:text-properties style:font-name-complex="Calibri" fo:font-size="12pt" style:font-size-asian="12pt" style:font-size-complex="12pt"/>
    </style:style>
    <style:style style:name="P61" style:parent-style-name="Sansinterligne" style:family="paragraph">
      <style:text-properties style:font-name-complex="Calibri" fo:font-size="12pt" style:font-size-asian="12pt" style:font-size-complex="12pt"/>
    </style:style>
    <style:style style:name="P62" style:parent-style-name="Sansinterligne" style:family="paragraph">
      <style:text-properties style:font-name-complex="Calibri" fo:font-size="12pt" style:font-size-asian="12pt" style:font-size-complex="12pt"/>
    </style:style>
    <style:style style:name="P63" style:parent-style-name="Sansinterligne" style:family="paragraph">
      <style:text-properties style:font-name-complex="Calibri" style:font-weight-complex="bold" fo:font-size="12pt" style:font-size-asian="12pt" style:font-size-complex="12pt"/>
    </style:style>
    <style:style style:name="P64" style:parent-style-name="Sansinterligne" style:list-style-name="LFO2" style:family="paragraph"/>
    <style:style style:name="T65" style:parent-style-name="Policepardéfaut" style:family="text">
      <style:text-properties style:font-name-complex="Calibri" style:font-weight-complex="bold" fo:font-size="12pt" style:font-size-asian="12pt" style:font-size-complex="12pt"/>
    </style:style>
    <style:style style:name="T66" style:parent-style-name="Policepardéfaut" style:family="text">
      <style:text-properties style:font-name-complex="Calibri" fo:font-size="12pt" style:font-size-asian="12pt" style:font-size-complex="12pt"/>
    </style:style>
    <style:style style:name="P67" style:parent-style-name="Sansinterligne" style:list-style-name="LFO2" style:family="paragraph"/>
    <style:style style:name="T68" style:parent-style-name="Policepardéfaut" style:family="text">
      <style:text-properties style:font-name-complex="Calibri" style:font-weight-complex="bold" fo:font-size="12pt" style:font-size-asian="12pt" style:font-size-complex="12pt"/>
    </style:style>
    <style:style style:name="T69" style:parent-style-name="Policepardéfaut" style:family="text">
      <style:text-properties style:font-name-complex="Calibri" fo:font-size="12pt" style:font-size-asian="12pt" style:font-size-complex="12pt"/>
    </style:style>
    <style:style style:name="P70"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71"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72"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73" style:parent-style-name="Sansinterligne" style:family="paragraph">
      <style:text-properties style:font-name-complex="Calibri" fo:font-size="12pt" style:font-size-asian="12pt" style:font-size-complex="12pt"/>
    </style:style>
    <style:style style:name="P74" style:parent-style-name="Sansinterligne" style:list-style-name="LFO2" style:family="paragraph">
      <style:text-properties style:font-name-complex="Calibri" fo:font-size="12pt" style:font-size-asian="12pt" style:font-size-complex="12pt"/>
    </style:style>
    <style:style style:name="P75" style:parent-style-name="Sansinterligne" style:list-style-name="LFO2" style:family="paragraph">
      <style:text-properties style:font-name-complex="Calibri" fo:font-size="12pt" style:font-size-asian="12pt" style:font-size-complex="12pt"/>
    </style:style>
    <style:style style:name="P76" style:parent-style-name="Sansinterligne" style:list-style-name="LFO2" style:family="paragraph">
      <style:text-properties style:font-name-complex="Calibri" fo:font-size="12pt" style:font-size-asian="12pt" style:font-size-complex="12pt"/>
    </style:style>
    <style:style style:name="P77" style:parent-style-name="Sansinterligne" style:family="paragraph">
      <style:text-properties style:font-name-complex="Calibri" fo:font-size="12pt" style:font-size-asian="12pt" style:font-size-complex="12pt"/>
    </style:style>
    <style:style style:name="P78" style:parent-style-name="Sansinterligne" style:family="paragraph">
      <style:text-properties style:font-name-complex="Calibri" fo:font-size="12pt" style:font-size-asian="12pt" style:font-size-complex="12pt"/>
    </style:style>
    <style:style style:name="P79"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80" style:parent-style-name="Sansinterligne" style:family="paragraph">
      <style:text-properties style:font-name-complex="Calibri" fo:font-size="12pt" style:font-size-asian="12pt" style:font-size-complex="12pt"/>
    </style:style>
    <style:style style:name="P81" style:parent-style-name="Sansinterligne" style:family="paragraph">
      <style:text-properties style:font-name-complex="Calibri" fo:font-size="12pt" style:font-size-asian="12pt" style:font-size-complex="12pt"/>
    </style:style>
    <style:style style:name="P82" style:parent-style-name="Sansinterligne" style:family="paragraph">
      <style:text-properties style:font-name-complex="Calibri" fo:font-size="12pt" style:font-size-asian="12pt" style:font-size-complex="12pt"/>
    </style:style>
    <style:style style:name="P83"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84" style:parent-style-name="Sansinterligne" style:family="paragraph">
      <style:text-properties style:font-name-complex="Calibri" fo:font-size="12pt" style:font-size-asian="12pt" style:font-size-complex="12pt"/>
    </style:style>
    <style:style style:name="P85" style:parent-style-name="Sansinterligne" style:family="paragraph">
      <style:text-properties style:font-name-complex="Calibri" fo:font-size="12pt" style:font-size-asian="12pt" style:font-size-complex="12pt"/>
    </style:style>
    <style:style style:name="P86" style:parent-style-name="Sansinterligne" style:family="paragraph">
      <style:text-properties style:font-name-complex="Calibri" fo:font-size="12pt" style:font-size-asian="12pt" style:font-size-complex="12pt"/>
    </style:style>
    <style:style style:name="P87"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88" style:parent-style-name="Sansinterligne" style:family="paragraph">
      <style:text-properties style:font-name-complex="Calibri" fo:font-size="12pt" style:font-size-asian="12pt" style:font-size-complex="12pt"/>
    </style:style>
    <style:style style:name="P89" style:parent-style-name="Sansinterligne" style:family="paragraph">
      <style:text-properties style:font-name-complex="Calibri" fo:font-size="12pt" style:font-size-asian="12pt" style:font-size-complex="12pt"/>
    </style:style>
    <style:style style:name="P90" style:parent-style-name="Sansinterligne" style:family="paragraph">
      <style:text-properties style:font-name-complex="Calibri" fo:font-size="12pt" style:font-size-asian="12pt" style:font-size-complex="12pt"/>
    </style:style>
    <style:style style:name="P91"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92" style:parent-style-name="Sansinterligne" style:family="paragraph">
      <style:text-properties style:font-name-complex="Calibri" fo:font-size="12pt" style:font-size-asian="12pt" style:font-size-complex="12pt"/>
    </style:style>
    <style:style style:name="P93" style:parent-style-name="Sansinterligne" style:family="paragraph">
      <style:text-properties style:font-name-complex="Calibri" fo:font-size="12pt" style:font-size-asian="12pt" style:font-size-complex="12pt"/>
    </style:style>
    <style:style style:name="P94" style:parent-style-name="Sansinterligne" style:family="paragraph">
      <style:text-properties style:font-name-complex="Calibri" fo:font-size="12pt" style:font-size-asian="12pt" style:font-size-complex="12pt"/>
    </style:style>
    <style:style style:name="P95"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96" style:parent-style-name="Sansinterligne" style:family="paragraph">
      <style:text-properties style:font-name-complex="Calibri" fo:font-size="12pt" style:font-size-asian="12pt" style:font-size-complex="12pt"/>
    </style:style>
    <style:style style:name="P97" style:parent-style-name="Sansinterligne" style:family="paragraph">
      <style:text-properties style:font-name-complex="Calibri" fo:font-size="12pt" style:font-size-asian="12pt" style:font-size-complex="12pt"/>
    </style:style>
    <style:style style:name="P98" style:parent-style-name="Sansinterligne" style:family="paragraph">
      <style:text-properties style:font-name-complex="Calibri" fo:font-size="12pt" style:font-size-asian="12pt" style:font-size-complex="12pt"/>
    </style:style>
    <style:style style:name="P99" style:parent-style-name="Sansinterligne" style:family="paragraph">
      <style:text-properties style:font-name-complex="Calibri" fo:font-size="12pt" style:font-size-asian="12pt" style:font-size-complex="12pt"/>
    </style:style>
    <style:style style:name="P100" style:parent-style-name="Sansinterligne" style:family="paragraph">
      <style:text-properties style:font-name-complex="Calibri" fo:font-size="12pt" style:font-size-asian="12pt" style:font-size-complex="12pt"/>
    </style:style>
    <style:style style:name="P101" style:parent-style-name="Sansinterligne" style:family="paragraph">
      <style:text-properties style:font-name-complex="Calibri" fo:font-weight="bold" style:font-weight-asian="bold" fo:font-style="italic" style:font-style-asian="italic" fo:font-size="13pt" style:font-size-asian="13pt" style:font-size-complex="13pt"/>
    </style:style>
    <style:style style:name="P102" style:parent-style-name="Sansinterligne" style:family="paragraph">
      <style:text-properties style:font-name-complex="Calibri" fo:font-size="12pt" style:font-size-asian="12pt" style:font-size-complex="12pt"/>
    </style:style>
    <style:style style:name="P103" style:parent-style-name="Sansinterligne" style:family="paragraph">
      <style:text-properties style:font-name-complex="Calibri" fo:font-size="12pt" style:font-size-asian="12pt" style:font-size-complex="12pt"/>
    </style:style>
    <style:style style:name="P104" style:parent-style-name="Sansinterligne" style:family="paragraph">
      <style:text-properties style:font-name-complex="Calibri" fo:font-size="12pt" style:font-size-asian="12pt" style:font-size-complex="12pt"/>
    </style:style>
    <style:style style:name="P105" style:parent-style-name="Sansinterligne" style:family="paragraph">
      <style:text-properties style:font-name-complex="Calibri" fo:font-weight="bold" style:font-weight-asian="bold" fo:font-style="italic" style:font-style-asian="italic" fo:font-size="14pt" style:font-size-asian="14pt" style:font-size-complex="14pt"/>
    </style:style>
    <style:style style:name="P106" style:parent-style-name="Sansinterligne" style:family="paragraph">
      <style:text-properties style:font-name-complex="Calibri" fo:font-size="12pt" style:font-size-asian="12pt" style:font-size-complex="12pt"/>
    </style:style>
    <style:style style:name="P107" style:parent-style-name="Sansinterligne" style:family="paragraph">
      <style:text-properties style:font-name-complex="Calibri" fo:font-size="12pt" style:font-size-asian="12pt" style:font-size-complex="12pt"/>
    </style:style>
  </office:automatic-styles>
  <office:body>
    <office:text text:use-soft-page-breaks="true">
      <text:p text:style-name="P1"/>
      <text:p text:style-name="Sansinterligne"><text:span text:style-name="T7">Cahier des charges Castellane Auto</text:span><text:span text:style-name="T8"> </text:span><text:span text:style-name="T9">:</text:span></text:p>
      <text:p text:style-name="P10">L’auto-école Castellane souhaite informatiser sa gestion des leçons de conduite et ainsi abandonner les plannings muraux et les fiches cartonnées. Celle-ci souhaite également créer un site Web sur les différentes prestations offertes.</text:p>
      <text:p text:style-name="P11"/>
      <text:p text:style-name="P12">Vous réalisez votre stage de première année au sein du service administratif de la société Workina Tech. Vous êtes chargé de participer à la mise en œuvre du développement informatique de la gestion des leçons de conduite.</text:p>
      <text:p text:style-name="P13"/>
      <text:p text:style-name="P14"/>
      <text:p text:style-name="P15">Mission 1</text:p>
      <text:p text:style-name="P16">Analyse :<text:s/></text:p>
      <text:p text:style-name="P17">Présentez les plannings des leçons tels qu’ils existent sur le mur du bureau de l’auto-école. Précisez les codes éventuels mis en œuvre ainsi que le contenu précis des fiches.</text:p>
      <text:p text:style-name="Sansinterligne"><text:span text:style-name="T18">Quels sont les différents modes de facturation des leçons que vous pouvez envisager ?</text:span><text:span text:style-name="T19"><text:s/>Espèces</text:span><text:span text:style-name="T20">, Carte bleue, Chèque / Paiement en une fois ou en plusieurs fois.</text:span></text:p>
      <text:p text:style-name="Sansinterligne"><text:span text:style-name="T21">Discutez : L’entité Leçon contient-elle les leçons passées, à venir ou</text:span><text:span text:style-name="T22"><text:s/></text:span><text:span text:style-name="T23">les deux ?</text:span><text:span text:style-name="T24"><text:s/></text:span><text:span text:style-name="T25">L’entité Leçon contient les leçons passées et les leçons à venir.</text:span></text:p>
      <text:p text:style-name="Sansinterligne"><text:span text:style-name="T26">De quelles informations aura-t-on besoin pour calculer, puis enregistrer, chaque fin de mois, le nombre de km parcourus par chaque voiture ?</text:span><text:span text:style-name="T27"><text:s/></text:span><text:span text:style-name="T28">Numéro du mois de l’entité Mois et le kilométrage de la voiture dans l’entité Véhicule.</text:span></text:p>
      <text:p text:style-name="Sansinterligne"><text:span text:style-name="T29">Quelles contraintes devez-vous ajouter par rapport à une saine gestion du planning des leçons, des voitures et des moniteurs ?</text:span><text:span text:style-name="T30"><text:s/></text:span><text:span text:style-name="T31">1 moniteur utilise 1 voiture par leçon / 1 et une seule voiture par leçon / 1 et un seul moniteur par leçon</text:span></text:p>
      <text:p text:style-name="P32"/>
      <text:p text:style-name="P33"/>
      <text:p text:style-name="P34">Mission 2</text:p>
      <text:p text:style-name="P35">Données reçues :</text:p>
      <text:list text:style-name="LFO2" text:continue-numbering="true">
        <text:list-item>
          <text:p text:style-name="P36"><text:span text:style-name="T37">G1</text:span><text:span text:style-name="T38"> : Pour chaque client (élève) on veut enregistrer la date à laquelle il doit passer son permis de conduire et celle à laquelle il doit passer son code.</text:span></text:p>
        </text:list-item>
        <text:list-item>
          <text:p text:style-name="P39"><text:span text:style-name="T40">G2 </text:span><text:span text:style-name="T41">: Pour chaque client étudiant, on désire savoir quelle est son école (lycée, faculté, etc.) : nom et adresse de l’établissement.</text:span></text:p>
        </text:list-item>
      </text:list>
      <text:p text:style-name="P42"/>
      <text:p text:style-name="P43">Intégrez les règles de gestion G1 et G2 non encore prises en compte.</text:p>
      <text:p text:style-name="P44"/>
      <text:p text:style-name="P45"/>
      <text:p text:style-name="P46">Mission 3</text:p>
      <text:p text:style-name="P47">Implanter la BDD correspondante à l’aide du SGBDR ou plus directement grâce au AGL</text:p>
      <text:p text:style-name="P48"/>
      <text:p text:style-name="P49"/>
      <text:p text:style-name="P50">Mission 4</text:p>
      <text:p text:style-name="P51">Mettez au point un jeu d’essai complet et réaliste</text:p>
      <text:p text:style-name="P52"/>
      <text:p text:style-name="P53">Mission 5</text:p>
      <text:p text:style-name="P54">Programmez en SQL les requêtes suivantes :</text:p>
      <text:list text:style-name="LFO2" text:continue-numbering="true">
        <text:list-item>
          <text:p text:style-name="P55"><text:span text:style-name="T56">Liste</text:span><text:span text:style-name="T57"><text:s/>des clients qui prennent leurs leçons sur tel modèle de voiture (le code du modèle est saisi en paramètre) ;</text:span></text:p>
        </text:list-item>
        <text:list-item>
          <text:p text:style-name="P58"><text:span text:style-name="T59">Liste</text:span><text:span text:style-name="T60"><text:s/>des clients classés par nom de moniteur ;</text:span></text:p>
        </text:list-item>
      </text:list>
      <text:p text:style-name="P61"/>
      <text:p text:style-name="P62"/>
      <text:p text:style-name="P63"/>
      <text:list text:style-name="LFO2" text:continue-numbering="true">
        <text:list-item>
          <text:p text:style-name="P64"><text:span text:style-name="T65">Liste</text:span><text:span text:style-name="T66"><text:s/>chronologique des leçons que doit prendre tel élève (ses nom et prénom sont saisis) avec le nom de son moniteur, du modèle de voiture choisi et le numéro de la voiture ;</text:span></text:p>
        </text:list-item>
        <text:list-item>
          <text:p text:style-name="P67"><text:span text:style-name="T68">Tous</text:span><text:span text:style-name="T69"><text:s/>les samedis après-midi, on veut éditer la liste chronologique des leçons pour chaque moniteur (avec celui du client, et le numéro d'immatriculation) pour la semaine à venir.</text:span></text:p>
        </text:list-item>
      </text:list>
      <text:p text:style-name="P70"/>
      <text:p text:style-name="P71"/>
      <text:p text:style-name="P72">Mission 6</text:p>
      <text:p text:style-name="P73">Faites-en sorte que dans la base de données il soit impossible d’enregistrer deux leçons qui ont lieu en même temps avec :</text:p>
      <text:list text:style-name="LFO2" text:continue-numbering="true">
        <text:list-item>
          <text:p text:style-name="P74">Le même élève</text:p>
        </text:list-item>
        <text:list-item>
          <text:p text:style-name="P75">Le même moniteur</text:p>
        </text:list-item>
        <text:list-item>
          <text:p text:style-name="P76">La même voiture</text:p>
        </text:list-item>
      </text:list>
      <text:p text:style-name="P77"/>
      <text:p text:style-name="P78"/>
      <text:p text:style-name="P79">Mission 7</text:p>
      <text:p text:style-name="P80">Concevez la page d’accueil du site Web de Castellane Auto.</text:p>
      <text:p text:style-name="P81"/>
      <text:p text:style-name="P82"/>
      <text:p text:style-name="P83">Mission 8</text:p>
      <text:p text:style-name="P84">En vous efforçant de conserver le même style de présentation, rédigez une page descriptive des tarifs (tarifs.html) et une page sur laquelle vous placerez des photographies de véhicules (photos.html). Ces photos pourront être trouvées sur le réseau local de votre établissement scolaire ou bien sur Internet. Les pages seront enregistrées sous le même répertoire que la page « accueil.htm ».</text:p>
      <text:p text:style-name="P85"/>
      <text:p text:style-name="P86"/>
      <text:p text:style-name="P87">Mission 9</text:p>
      <text:p text:style-name="P88">Établissez des liens entre la page d’accueil et les deux autres pages (« facturation des leçons » et « véhicules neufs »).</text:p>
      <text:p text:style-name="P89"/>
      <text:p text:style-name="P90"/>
      <text:p text:style-name="P91">Mission 10</text:p>
      <text:p text:style-name="P92">Pour permettre une meilleure navigation, ajoutez des liens de retour à la page d’accueil sur les pages « tarifs.html » et « photos.html ».</text:p>
      <text:p text:style-name="P93"/>
      <text:p text:style-name="P94"/>
      <text:p text:style-name="P95">Mission 11</text:p>
      <text:p text:style-name="P96">De la même façon, vous pouvez ajouter des liens sur les pages « tarifs.html » et « photos.html » qui permettent de passer de l’une à l’autre sans avoir à repasser par la page d’accueil.</text:p>
      <text:p text:style-name="P97"/>
      <text:p text:style-name="P98"/>
      <text:p text:style-name="P99"/>
      <text:p text:style-name="P100"/>
      <text:p text:style-name="P101">Contexte :<text:s/></text:p>
      <text:p text:style-name="P102">Mme Lejars vous demande d’adresser par mél le modèle conceptuel des données élaboré (mission 2) à la société Syscom. Votre courrier doit commenter succinctement les données essentielles du MCD.</text:p>
      <text:p text:style-name="P103"/>
      <text:p text:style-name="P104"/>
      <text:p text:style-name="P105">Mission 12</text:p>
      <text:p text:style-name="P106">Rédigez le courrier électronique destiné à la SSII, dont l’adresse mél vous est fournie. Attachez le fichier contenant votre MCD après l’avoir compressé, puis expédiez le tout.</text:p>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paragraph-properties fo:margin-bottom="0in" fo:line-height="100%"/>
      <style:text-properties fo:hyphenate="false"/>
    </style:style>
    <style:style style:name="textecourantCar" style:display-name="texte courant Car" style:family="paragraph">
      <style:paragraph-properties fo:text-align="justify" fo:margin-top="0.1666in" fo:margin-bottom="0.0833in" fo:line-height="0.2083in"/>
      <style:text-properties style:font-name="Arial" style:font-name-asian="Times New Roman" fo:font-size="12pt" style:font-size-asian="12pt" style:font-size-complex="12pt" style:language-asian="fr" style:country-asian="FR" fo:hyphenate="false"/>
    </style:style>
    <style:style style:name="grasCarCar" style:display-name="gras Car Car" style:family="text" style:parent-style-name="Policepardéfaut">
      <style:text-properties style:font-name="Arial" style:font-name-complex="Arial" fo:font-weight="bold" style:font-weight-asian="bold" style:font-weight-complex="bold" fo:font-size="12pt" style:font-size-asian="12pt" style:font-size-complex="12pt" fo:language="fr" fo:country="FR" style:language-asian="fr" style:country-asian="FR" style:language-complex="ar" style:country-complex="SA"/>
    </style:style>
    <style:style style:name="enumeration" style:display-name="enumeration" style:family="paragraph" style:parent-style-name="textecourantCar" style:list-style-name="LFO3">
      <style:paragraph-properties fo:margin-top="0.0833in">
        <style:tab-stops>
          <style:tab-stop style:type="left" style:position="-0.5in"/>
        </style:tab-stops>
      </style:paragraph-properties>
      <style:text-properties fo:hyphenate="false"/>
    </styl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3" style:display-name="LFO3">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fo:font-style="italic" style:font-style-asian="italic"/>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 xlink:href="media/image1.png" xlink:show="embed" xlink:actuate="onLoad"/>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style>
    <style:style style:name="T3" style:parent-style-name="Policepardéfaut" style:family="text">
      <style:text-properties fo:text-transform="uppercase" fo:color="#808080" fo:font-size="10pt" style:font-size-asian="10pt" style:font-size-complex="10pt"/>
    </style:style>
    <style:style style:name="P4" style:parent-style-name="En-tête" style:family="paragraph">
      <style:paragraph-properties fo:text-align="end"/>
    </style:style>
    <style:style style:name="T5" style:parent-style-name="Policepardéfaut" style:family="text">
      <style:text-properties fo:color="#FFFFFF" fo:font-size="12pt" style:font-size-asian="12pt" style:font-size-complex="12pt"/>
    </style:style>
    <style:style style:name="T6" style:parent-style-name="Policepardéfaut" style:family="text">
      <style:text-properties fo:font-size="14pt" style:font-size-asian="14pt" style:font-size-complex="14pt"/>
    </style:style>
    <style:style style:family="graphic" style:name="a0">
      <style:graphic-properties draw:fill="solid" draw:fill-color="#ffffff" draw:opacity="0%" draw:stroke="none"/>
    </style:style>
    <style:style style:family="graphic" style:name="a1">
      <style:graphic-properties draw:fill="solid" draw:fill-color="#4472c4" draw:opacity="100%" draw:stroke="none"/>
    </style:style>
    <style:style style:family="graphic" style:name="a3">
      <style:graphic-properties draw:fill="bitmap" draw:fill-image-name="a2" style:repeat="stretch" draw:opacity="100%"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text:span text:style-name="T3"><draw:g draw:z-index="251659264" draw:name="Groupe 158" draw:id="id5" draw:style-name="a5" text:anchor-type="paragraph"><svg:title/><svg:desc/><draw:g draw:name="Groupe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Zone de texte 163" svg:x="0.25922in" svg:y="0.02071in" svg:width="0.48421in" svg:height="0.41021in" style:rel-width="scale" style:rel-height="scale"><draw:text-box><text:p text:style-name="P4"><text:span text:style-name="T5"><text:page-number text:fixed="false">2</text:page-number></text:span></text:p></draw:text-box><svg:title/><svg:desc/></draw:frame></draw:g></text:span><text:span text:style-name="T6">Cahier des charges Castellane-Auto</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imiko</meta:initial-creator>
    <dc:creator>Kimiko</dc:creator>
    <meta:creation-date>2018-03-15T11:13:00Z</meta:creation-date>
    <dc:date>2018-03-29T15:56:00Z</dc:date>
    <meta:template xlink:href="Normal.dotm" xlink:type="simple"/>
    <meta:editing-cycles>2</meta:editing-cycles>
    <meta:editing-duration>PT14820S</meta:editing-duration>
    <meta:document-statistic meta:page-count="1" meta:paragraph-count="8" meta:word-count="635" meta:character-count="4122" meta:row-count="29" meta:non-whitespace-character-count="3495"/>
  </office:meta>
</office:document-meta>
</file>